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14d201" officeooo:paragraph-rsid="0014d201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4d201" officeooo:paragraph-rsid="00159dc8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d201" officeooo:paragraph-rsid="0014d20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d201" officeooo:paragraph-rsid="0014d201" style:font-size-asian="18pt" style:font-weight-asian="bold" style:font-size-complex="18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4d201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6a9e9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59dc8" officeooo:paragraph-rsid="00159dc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6a9e9" officeooo:paragraph-rsid="0016a9e9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7416e" officeooo:paragraph-rsid="0017416e"/>
    </style:style>
    <style:style style:name="P10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24292e" style:font-name="SFMono-Regular" fo:font-size="10.5pt" fo:letter-spacing="normal" fo:font-style="normal" fo:font-weight="normal" officeooo:paragraph-rsid="0016a9e9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d201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59dc8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6a9e9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7416e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officeooo:rsid="0016a9e9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SFMono-Regular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SFMono-Regular" fo:font-size="12pt" fo:letter-spacing="normal" fo:font-style="normal" style:text-underline-style="none" fo:font-weight="normal" officeooo:rsid="0017416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SFMono-Regular" fo:font-size="12pt" fo:letter-spacing="normal" fo:font-style="normal" style:text-underline-style="none" fo:font-weight="normal" officeooo:rsid="0016a9e9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first github project</text:p>
      <text:p text:style-name="P4"/>
      <text:list xml:id="list1262582006912735883" text:style-name="L2">
        <text:list-item>
          <text:p text:style-name="P5"><text:span text:style-name="T2">first create a new folder in my case “GitHub”</text:span></text:p>
        </text:list-item>
        <text:list-item>
          <text:p text:style-name="P1"><text:span text:style-name="T1">open terminal</text:span></text:p>
        </text:list-item>
        <text:list-item>
          <text:p text:style-name="P1"><text:span text:style-name="T1">type git status</text:span></text:p>
        </text:list-item>
        <text:list-item>
          <text:p text:style-name="P1"><text:span text:style-name="T1">Mes</text:span><text:span text:style-name="T4">s</text:span><text:span text:style-name="T1">age = “falal: Not a git repository”</text:span></text:p>
        </text:list-item>
        <text:list-item>
          <text:p text:style-name="P1"><text:span text:style-name="T1">type git init</text:span></text:p>
        </text:list-item>
        <text:list-item>
          <text:p text:style-name="P1"><text:span text:style-name="T1">Mesage = “Initialised empty Git repository in /home/mick/GitHub/.git/”</text:span></text:p>
        </text:list-item>
        <text:list-item>
          <text:p text:style-name="P2"><text:span text:style-name="T1">copy a project folder in my case “</text:span><text:span text:style-name="T3">Server_Client” in to the new folder in my case “GitHub”</text:span></text:p>
        </text:list-item>
        <text:list-item>
          <text:p text:style-name="P7"><text:span text:style-name="T3">{</text:span></text:p>
        </text:list-item>
        <text:list-item>
          <text:p text:style-name="P7"><text:span text:style-name="T1">in terminal type “git add <text:s/>Server_Client” </text:span></text:p>
        </text:list-item>
        <text:list-item>
          <text:p text:style-name="P7"><text:span text:style-name="T1">git commit – </text:span><text:span text:style-name="T4">m “Message”</text:span></text:p>
        </text:list-item>
        <text:list-item>
          <text:p text:style-name="P8"><text:span text:style-name="T1">goto github web page sign in and create a new repo</text:span></text:p>
        </text:list-item>
        <text:list-item>
          <text:p text:style-name="P8"><text:span text:style-name="T1">follow the instructions on th page that pops up</text:span></text:p>
        </text:list-item>
        <text:list-item>
          <text:p text:style-name="P8"><text:span text:style-name="T1">back to terminal</text:span></text:p>
        </text:list-item>
        <text:list-item>
          <text:p text:style-name="P6"><text:span text:style-name="T5">cut and paste</text:span><text:span text:style-name="T4"> </text:span><text:bookmark text:name="empty-setup-new-repo-echo"/><text:span text:style-name="T4">“</text:span><text:span text:style-name="T9">git remote add origin </text:span><text:a xlink:type="simple" xlink:href="https://github.com/Mick04/Server-Client.git" text:style-name="Internet_20_link" text:visited-style-name="Visited_20_Internet_20_Link">https://github.com/Mick04/Server-Client.git</text:a><text:span text:style-name="T9">” </text:span><text:span text:style-name="T8">from github</text:span></text:p>
        </text:list-item>
        <text:list-item>
          <text:p text:style-name="P10"><text:bookmark text:name="empty-setup-new-repo-echo1"/><text:span text:style-name="T6">git push -u origin master</text:span></text:p>
        </text:list-item>
        <text:list-item>
          <text:p text:style-name="P9"><text:span text:style-name="T9">g</text:span><text:span text:style-name="T7">o back to github web page hit refresh</text:span></text:p>
        </text:list-item>
        <text:list-item>
          <text:p text:style-name="P9"><text:span text:style-name="T1">ALL REDDY FOR WORKING 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2:20:29.849103847</meta:creation-date>
    <dc:date>2018-09-09T13:02:45.399039964</dc:date>
    <meta:editing-duration>PT4S</meta:editing-duration>
    <meta:editing-cycles>1</meta:editing-cycles>
    <meta:document-statistic meta:table-count="0" meta:image-count="0" meta:object-count="0" meta:page-count="1" meta:paragraph-count="18" meta:word-count="132" meta:character-count="710" meta:non-whitespace-character-count="610"/>
    <meta:generator>LibreOffice/5.2.2.2$Linux_X86_64 LibreOffice_project/20m0$Build-2</meta:generator>
  </office:meta>
</office:document-meta>
</file>